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3.648cm" fo:min-width="6.954cm"/>
    </style:style>
    <style:style style:name="gr2" style:family="graphic" style:parent-style-name="standard">
      <style:graphic-properties svg:stroke-color="#ffffff" draw:fill-color="#333333" draw:textarea-horizontal-align="justify" draw:textarea-vertical-align="middle" draw:auto-grow-height="false" fo:min-height="0.829cm" fo:min-width="4.4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4.318cm" svg:x="2.197cm" svg:y="11.414cm">
          <text:p text:style-name="P1">Append-onl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1.195cm" svg:x="4.971cm" svg:y="14.489cm">
          <text:p text:style-name="P1">Read-on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74cm" svg:height="4.318cm" svg:x="10.998cm" svg:y="11.415cm">
          <text:p text:style-name="P1">Read-wri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1.195cm" svg:x="13.772cm" svg:y="14.49cm">
          <text:p text:style-name="P1">Read-on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6:34:25.081278000</meta:creation-date>
    <dc:date>2015-08-24T00:45:10.783689000</dc:date>
    <meta:editing-duration>P4DT7H55M33S</meta:editing-duration>
    <meta:editing-cycles>1</meta:editing-cycles>
    <meta:document-statistic meta:object-count="4"/>
    <meta:generator>LibreOffice/5.0.0.5$MacOSX_X86_64 LibreOffice_project/1b1a90865e348b492231e1c451437d7a15bb262b</meta:generator>
  </office:meta>
</office:document-meta>
</file>